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1 [psi]</text:p>
          </table:table-cell>
          <table:table-cell office:value-type="string" calcext:value-type="string">
            <text:p>Pressure 2 [psi]</text:p>
          </table:table-cell>
          <table:table-cell office:value-type="string" calcext:value-type="string">
            <text:p>Pressure 3 [psi]</text:p>
          </table:table-cell>
          <table:table-cell office:value-type="string" calcext:value-type="string">
            <text:p>Pressure AVG [psi]</text:p>
          </table:table-cell>
          <table:table-cell office:value-type="string" calcext:value-type="string">
            <text:p>Distance [in]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8685633333333" calcext:value-type="float">
            <text:p>0.2786856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992769907407" calcext:value-type="float">
            <text:p>14.6992769907407</text:p>
          </table:table-cell>
          <table:table-cell table:style-name="ce1" office:value-type="float" office:value="0" calcext:value-type="float">
            <text:p>0</text:p>
          </table:table-cell>
          <table:table-cell table:formula="of:=0.5*[.$F$22]*[.G2]" office:value-type="float" office:value="2.0578987787037" calcext:value-type="float">
            <text:p>2.0578987787037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20.8465631233595" calcext:value-type="float">
            <text:p>20.8465631233595</text:p>
          </table:table-cell>
          <table:table-cell office:value-type="float" office:value="0" calcext:value-type="float">
            <text:p>0</text:p>
          </table:table-cell>
          <table:table-cell office:value-type="float" office:value="14.6186614583333" calcext:value-type="float">
            <text:p>14.6186614583333</text:p>
          </table:table-cell>
          <table:table-cell table:style-name="ce1" office:value-type="float" office:value="0.175" calcext:value-type="float">
            <text:p>0.175</text:p>
          </table:table-cell>
          <table:table-cell table:formula="of:=[.$F$22]*[.G3]" office:value-type="float" office:value="4.09322520833332" calcext:value-type="float">
            <text:p>4.0932252083333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.6308193833333" calcext:value-type="float">
            <text:p>31.6308193833333</text:p>
          </table:table-cell>
          <table:table-cell office:value-type="float" office:value="21.943750656168" calcext:value-type="float">
            <text:p>21.943750656168</text:p>
          </table:table-cell>
          <table:table-cell office:value-type="float" office:value="0" calcext:value-type="float">
            <text:p>0</text:p>
          </table:table-cell>
          <table:table-cell office:value-type="float" office:value="14.6179384490741" calcext:value-type="float">
            <text:p>14.6179384490741</text:p>
          </table:table-cell>
          <table:table-cell table:style-name="ce1" office:value-type="float" office:value="0.35" calcext:value-type="float">
            <text:p>0.35</text:p>
          </table:table-cell>
          <table:table-cell table:formula="of:=[.$F$22]*[.G4]" office:value-type="float" office:value="4.09302276574075" calcext:value-type="float">
            <text:p>4.0930227657407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20.8465631233595" calcext:value-type="float">
            <text:p>20.8465631233595</text:p>
          </table:table-cell>
          <table:table-cell office:value-type="float" office:value="0" calcext:value-type="float">
            <text:p>0</text:p>
          </table:table-cell>
          <table:table-cell office:value-type="float" office:value="14.6186614583333" calcext:value-type="float">
            <text:p>14.6186614583333</text:p>
          </table:table-cell>
          <table:table-cell table:style-name="ce1" office:value-type="float" office:value="0.7" calcext:value-type="float">
            <text:p>0.7</text:p>
          </table:table-cell>
          <table:table-cell table:formula="of:=[.$F$22]*[.G5]" office:value-type="float" office:value="4.09322520833332" calcext:value-type="float">
            <text:p>4.0932252083333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.9587055833333" calcext:value-type="float">
            <text:p>29.9587055833333</text:p>
          </table:table-cell>
          <table:table-cell office:value-type="float" office:value="19.200781824147" calcext:value-type="float">
            <text:p>19.200781824147</text:p>
          </table:table-cell>
          <table:table-cell office:value-type="float" office:value="0" calcext:value-type="float">
            <text:p>0</text:p>
          </table:table-cell>
          <table:table-cell office:value-type="float" office:value="14.6222765046296" calcext:value-type="float">
            <text:p>14.6222765046296</text:p>
          </table:table-cell>
          <table:table-cell table:style-name="ce1" office:value-type="float" office:value="1.05" calcext:value-type="float">
            <text:p>1.05</text:p>
          </table:table-cell>
          <table:table-cell table:formula="of:=[.$F$22]*[.G6]" office:value-type="float" office:value="4.09423742129629" calcext:value-type="float">
            <text:p>4.09423742129629</text:p>
          </table:table-cell>
          <table:table-cell table:formula="of:=SUM([.I2:.I11])" office:value-type="float" office:value="36.8661541824074" calcext:value-type="float">
            <text:p>36.866154182407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.1472489666667" calcext:value-type="float">
            <text:p>28.1472489666667</text:p>
          </table:table-cell>
          <table:table-cell office:value-type="float" office:value="17.5550005249344" calcext:value-type="float">
            <text:p>17.5550005249344</text:p>
          </table:table-cell>
          <table:table-cell office:value-type="float" office:value="0" calcext:value-type="float">
            <text:p>0</text:p>
          </table:table-cell>
          <table:table-cell office:value-type="float" office:value="14.6269760648148" calcext:value-type="float">
            <text:p>14.6269760648148</text:p>
          </table:table-cell>
          <table:table-cell table:style-name="ce1" office:value-type="float" office:value="1.4" calcext:value-type="float">
            <text:p>1.4</text:p>
          </table:table-cell>
          <table:table-cell table:formula="of:=[.$F$22]*[.G7]" office:value-type="float" office:value="4.09555329814814" calcext:value-type="float">
            <text:p>4.0955532981481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.1472489666667" calcext:value-type="float">
            <text:p>28.1472489666667</text:p>
          </table:table-cell>
          <table:table-cell office:value-type="float" office:value="19.200781824147" calcext:value-type="float">
            <text:p>19.200781824147</text:p>
          </table:table-cell>
          <table:table-cell office:value-type="float" office:value="0" calcext:value-type="float">
            <text:p>0</text:p>
          </table:table-cell>
          <table:table-cell office:value-type="float" office:value="14.6269760648148" calcext:value-type="float">
            <text:p>14.6269760648148</text:p>
          </table:table-cell>
          <table:table-cell table:style-name="ce1" office:value-type="float" office:value="1.75" calcext:value-type="float">
            <text:p>1.75</text:p>
          </table:table-cell>
          <table:table-cell table:formula="of:=[.$F$22]*[.G8]" office:value-type="float" office:value="4.09555329814814" calcext:value-type="float">
            <text:p>4.0955532981481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.1472489666667" calcext:value-type="float">
            <text:p>28.1472489666667</text:p>
          </table:table-cell>
          <table:table-cell office:value-type="float" office:value="16.4578129921259" calcext:value-type="float">
            <text:p>16.4578129921259</text:p>
          </table:table-cell>
          <table:table-cell office:value-type="float" office:value="0" calcext:value-type="float">
            <text:p>0</text:p>
          </table:table-cell>
          <table:table-cell office:value-type="float" office:value="14.6269760648148" calcext:value-type="float">
            <text:p>14.6269760648148</text:p>
          </table:table-cell>
          <table:table-cell table:style-name="ce1" office:value-type="float" office:value="2.1" calcext:value-type="float">
            <text:p>2.1</text:p>
          </table:table-cell>
          <table:table-cell table:formula="of:=[.$F$22]*[.G9]" office:value-type="float" office:value="4.09555329814814" calcext:value-type="float">
            <text:p>4.0955532981481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.9669644666667" calcext:value-type="float">
            <text:p>23.9669644666667</text:p>
          </table:table-cell>
          <table:table-cell office:value-type="float" office:value="12.6176566272966" calcext:value-type="float">
            <text:p>12.6176566272966</text:p>
          </table:table-cell>
          <table:table-cell office:value-type="float" office:value="0" calcext:value-type="float">
            <text:p>0</text:p>
          </table:table-cell>
          <table:table-cell office:value-type="float" office:value="14.6378212037037" calcext:value-type="float">
            <text:p>14.6378212037037</text:p>
          </table:table-cell>
          <table:table-cell table:style-name="ce1" office:value-type="float" office:value="2.45" calcext:value-type="float">
            <text:p>2.45</text:p>
          </table:table-cell>
          <table:table-cell table:formula="of:=[.$F$22]*[.G10]" office:value-type="float" office:value="4.09858993703704" calcext:value-type="float">
            <text:p>4.09858993703704</text:p>
          </table:table-cell>
          <table:table-cell table:number-columns-repeated="2"/>
          <table:table-cell table:formula="of:=[.J6]-[.J15]" office:value-type="float" office:value="12.6886472185764" calcext:value-type="float">
            <text:p>12.6886472185764</text:p>
          </table:table-cell>
          <table:table-cell office:value-type="string" calcext:value-type="string">
            <text:p>lbf/w</text:p>
          </table:table-cell>
          <table:table-cell office:value-type="string" calcext:value-type="string">
            <text:p>CL</text:p>
          </table:table-cell>
          <table:table-cell table:formula="of:=(2*[.L10]) / ([.B24]*3.5* ([.B27]^2))" office:value-type="float" office:value="127.627482390597" calcext:value-type="float">
            <text:p>127.6274823905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.9669644666667" calcext:value-type="float">
            <text:p>23.9669644666667</text:p>
          </table:table-cell>
          <table:table-cell office:value-type="float" office:value="13.714844160105" calcext:value-type="float">
            <text:p>13.714844160105</text:p>
          </table:table-cell>
          <table:table-cell office:value-type="float" office:value="0" calcext:value-type="float">
            <text:p>0</text:p>
          </table:table-cell>
          <table:table-cell office:value-type="float" office:value="14.6378212037037" calcext:value-type="float">
            <text:p>14.6378212037037</text:p>
          </table:table-cell>
          <table:table-cell table:style-name="ce1" office:value-type="float" office:value="2.8" calcext:value-type="float">
            <text:p>2.8</text:p>
          </table:table-cell>
          <table:table-cell table:formula="of:=0.5*[.$F$22]*[.G11]" office:value-type="float" office:value="2.04929496851852" calcext:value-type="float">
            <text:p>2.0492949685185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.8768222166667" calcext:value-type="float">
            <text:p>21.8768222166667</text:p>
          </table:table-cell>
          <table:table-cell office:value-type="float" office:value="12.0690628608924" calcext:value-type="float">
            <text:p>12.0690628608924</text:p>
          </table:table-cell>
          <table:table-cell office:value-type="float" office:value="0" calcext:value-type="float">
            <text:p>0</text:p>
          </table:table-cell>
          <table:table-cell office:value-type="float" office:value="14.6432437731481" calcext:value-type="float">
            <text:p>14.6432437731481</text:p>
          </table:table-cell>
          <table:table-cell table:style-name="ce2" office:value-type="float" office:value="0.175" calcext:value-type="float">
            <text:p>0.175</text:p>
          </table:table-cell>
          <table:table-cell table:formula="of:=[.G12]*0.5*[.$F$23]" office:value-type="float" office:value="2.01344601880786" calcext:value-type="float">
            <text:p>2.0134460188078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.6965377166667" calcext:value-type="float">
            <text:p>17.6965377166667</text:p>
          </table:table-cell>
          <table:table-cell office:value-type="float" office:value="10.971875328084" calcext:value-type="float">
            <text:p>10.971875328084</text:p>
          </table:table-cell>
          <table:table-cell office:value-type="float" office:value="0" calcext:value-type="float">
            <text:p>0</text:p>
          </table:table-cell>
          <table:table-cell office:value-type="float" office:value="14.654088912037" calcext:value-type="float">
            <text:p>14.654088912037</text:p>
          </table:table-cell>
          <table:table-cell table:style-name="ce2" office:value-type="float" office:value="0.35" calcext:value-type="float">
            <text:p>0.35</text:p>
          </table:table-cell>
          <table:table-cell table:formula="of:=[.G13]*[.$F$23]" office:value-type="float" office:value="4.02987445081018" calcext:value-type="float">
            <text:p>4.0298744508101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.6965377166667" calcext:value-type="float">
            <text:p>17.6965377166667</text:p>
          </table:table-cell>
          <table:table-cell office:value-type="float" office:value="12.0690628608924" calcext:value-type="float">
            <text:p>12.0690628608924</text:p>
          </table:table-cell>
          <table:table-cell office:value-type="float" office:value="0" calcext:value-type="float">
            <text:p>0</text:p>
          </table:table-cell>
          <table:table-cell office:value-type="float" office:value="14.654088912037" calcext:value-type="float">
            <text:p>14.654088912037</text:p>
          </table:table-cell>
          <table:table-cell table:style-name="ce2" office:value-type="float" office:value="0.7" calcext:value-type="float">
            <text:p>0.7</text:p>
          </table:table-cell>
          <table:table-cell table:formula="of:=[.G14]*[.$F$23]" office:value-type="float" office:value="4.02987445081018" calcext:value-type="float">
            <text:p>4.0298744508101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.6965377166667" calcext:value-type="float">
            <text:p>17.6965377166667</text:p>
          </table:table-cell>
          <table:table-cell office:value-type="float" office:value="12.0690628608924" calcext:value-type="float">
            <text:p>12.0690628608924</text:p>
          </table:table-cell>
          <table:table-cell office:value-type="float" office:value="0" calcext:value-type="float">
            <text:p>0</text:p>
          </table:table-cell>
          <table:table-cell office:value-type="float" office:value="14.654088912037" calcext:value-type="float">
            <text:p>14.654088912037</text:p>
          </table:table-cell>
          <table:table-cell table:style-name="ce2" office:value-type="float" office:value="1.05" calcext:value-type="float">
            <text:p>1.05</text:p>
          </table:table-cell>
          <table:table-cell table:formula="of:=[.G15]*[.$F$23]" office:value-type="float" office:value="4.02987445081018" calcext:value-type="float">
            <text:p>4.02987445081018</text:p>
          </table:table-cell>
          <table:table-cell table:formula="of:=SUM([.I12:.I18])" office:value-type="float" office:value="24.177506963831" calcext:value-type="float">
            <text:p>24.17750696383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.6965377166667" calcext:value-type="float">
            <text:p>17.6965377166667</text:p>
          </table:table-cell>
          <table:table-cell office:value-type="float" office:value="12.6176566272966" calcext:value-type="float">
            <text:p>12.6176566272966</text:p>
          </table:table-cell>
          <table:table-cell office:value-type="float" office:value="0" calcext:value-type="float">
            <text:p>0</text:p>
          </table:table-cell>
          <table:table-cell office:value-type="float" office:value="14.654088912037" calcext:value-type="float">
            <text:p>14.654088912037</text:p>
          </table:table-cell>
          <table:table-cell table:style-name="ce2" office:value-type="float" office:value="1.4" calcext:value-type="float">
            <text:p>1.4</text:p>
          </table:table-cell>
          <table:table-cell table:formula="of:=[.G16]*[.$F$23]" office:value-type="float" office:value="4.02987445081018" calcext:value-type="float">
            <text:p>4.0298744508101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.6965377166667" calcext:value-type="float">
            <text:p>17.6965377166667</text:p>
          </table:table-cell>
          <table:table-cell office:value-type="float" office:value="12.6176566272966" calcext:value-type="float">
            <text:p>12.6176566272966</text:p>
          </table:table-cell>
          <table:table-cell office:value-type="float" office:value="0" calcext:value-type="float">
            <text:p>0</text:p>
          </table:table-cell>
          <table:table-cell office:value-type="float" office:value="14.654088912037" calcext:value-type="float">
            <text:p>14.654088912037</text:p>
          </table:table-cell>
          <table:table-cell table:style-name="ce2" office:value-type="float" office:value="1.75" calcext:value-type="float">
            <text:p>1.75</text:p>
          </table:table-cell>
          <table:table-cell table:formula="of:=[.G17]*[.$F$23]" office:value-type="float" office:value="4.02987445081018" calcext:value-type="float">
            <text:p>4.0298744508101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.3932518" calcext:value-type="float">
            <text:p>18.3932518</text:p>
          </table:table-cell>
          <table:table-cell office:value-type="float" office:value="13.714844160105" calcext:value-type="float">
            <text:p>13.714844160105</text:p>
          </table:table-cell>
          <table:table-cell office:value-type="float" office:value="0" calcext:value-type="float">
            <text:p>0</text:p>
          </table:table-cell>
          <table:table-cell office:value-type="float" office:value="14.6522813888889" calcext:value-type="float">
            <text:p>14.6522813888889</text:p>
          </table:table-cell>
          <table:table-cell table:style-name="ce2" office:value-type="float" office:value="2.1" calcext:value-type="float">
            <text:p>2.1</text:p>
          </table:table-cell>
          <table:table-cell table:formula="of:=0.5*[.G18]*[.$F$23]" office:value-type="float" office:value="2.01468869097222" calcext:value-type="float">
            <text:p>2.0146886909722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1.6308193833333" calcext:value-type="float">
            <text:p>31.63081938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179384490741" calcext:value-type="float">
            <text:p>14.6179384490741</text:p>
          </table:table-cell>
          <table:table-cell table:style-name="ce2" office:value-type="float" office:value="2.45" calcext:value-type="float">
            <text:p>2.45</text:p>
          </table:table-cell>
          <table:table-cell table:formula="of:=0.5*[.G19]*[.$F$23]" office:value-type="float" office:value="2.00996653674769" calcext:value-type="float">
            <text:p>2.00996653674769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Top 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Delta_x</text:p>
          </table:table-cell>
          <table:table-cell table:formula="of:=(MAX([.H2:.H11])-MIN([.H2:.H11])) / (10)" office:value-type="float" office:value="0.28" calcext:value-type="float">
            <text:p>0.2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elta_x</text:p>
          </table:table-cell>
          <table:table-cell table:formula="of:=(MAX([.H12:.H18])-MIN([.H12:.H18])) / (7)" office:value-type="float" office:value="0.275" calcext:value-type="float">
            <text:p>0.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sity of H2O</text:p>
          </table:table-cell>
          <table:table-cell table:formula="of:=0.00237691/(12^4)" office:value-type="float" office:value="0.0000001146272183642" calcext:value-type="float">
            <text:p>1.14627218364198E-07</text:p>
          </table:table-cell>
          <table:table-cell office:value-type="string" calcext:value-type="string">
            <text:p>lbf*s^2 /in^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 atm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ps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ocity </text:p>
          </table:table-cell>
          <table:table-cell table:formula="of:=[.A2]*(5280 * 12 / 3600)" office:value-type="float" office:value="704" calcext:value-type="float">
            <text:p>704</text:p>
          </table:table-cell>
          <table:table-cell office:value-type="string" calcext:value-type="string">
            <text:p>in/s 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Force</text:p>
          </table:table-cell>
          <table:table-cell table:formula="of:=4.45*[.L10]" office:value-type="float" office:value="56.464480122665" calcext:value-type="float">
            <text:p>56.464480122665</text:p>
          </table:table-cell>
          <table:table-cell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889" calcext:value-type="float">
            <text:p>0.0889</text:p>
          </table:table-cell>
          <table:table-cell office:value-type="string" calcext:value-type="string">
            <text:p>m2</text:p>
          </table:table-cell>
          <table:table-cell/>
          <table:table-cell table:formula="of:=(2 * [.B31])/([.B33]*[.B32]*[.B34]^2)" office:value-type="float" office:value="3.24305809354859" calcext:value-type="float">
            <text:p>3.243058093548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1.225" calcext:value-type="float">
            <text:p>1.225</text:p>
          </table:table-cell>
          <table:table-cell office:value-type="string" calcext:value-type="string">
            <text:p>kg/m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ocity </text:p>
          </table:table-cell>
          <table:table-cell office:value-type="float" office:value="17.8816" calcext:value-type="float">
            <text:p>17.8816</text:p>
          </table:table-cell>
          <table:table-cell office:value-type="string" calcext:value-type="string">
            <text:p>m/s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8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 </number:text>
      <number:am-pm/>
    </number:time-style>
    <number:number-style style:name="N121">
      <number:number number:decimal-places="3" number:min-decimal-places="3" number:min-integer-digits="1"/>
    </number:number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51">
      <number:month number:textual="true"/>
      <number:text>-</number:text>
      <number:year/>
    </number:dat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/>
      <number:text>-</number:text>
      <number:month number:textual="true"/>
    </number:date-style>
    <number:time-style style:name="N123">
      <number:minutes number:style="long"/>
      <number:text>:</number:text>
      <number:seconds number:style="long" number:decimal-places="1"/>
    </number:time-style>
    <number:date-style style:name="N153">
      <number:day/>
      <number:text>-</number:text>
      <number:month number:textual="true"/>
      <number:text>-</number:text>
      <number:year/>
    </number:dat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54">
      <number:month/>
      <number:text>/</number:text>
      <number:day/>
      <number:text>/</number:text>
      <number:year number:style="long"/>
    </number:date-style>
    <number:time-style style:name="N125">
      <number:minutes number:style="long"/>
      <number:text>:</number:text>
      <number:seconds number:style="long"/>
    </number:time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09:04:27.405917746</meta:creation-date>
    <dc:date>2023-04-29T14:23:22.079769013</dc:date>
    <meta:editing-duration>PT1H51S</meta:editing-duration>
    <meta:editing-cycles>19</meta:editing-cycles>
    <meta:generator>LibreOffice/7.3.7.2$Linux_X86_64 LibreOffice_project/30$Build-2</meta:generator>
    <meta:document-statistic meta:table-count="1" meta:cell-count="206" meta:object-count="0"/>
  </office:meta>
</office:document-meta>
</file>